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P1" style:family="paragraph" style:parent-style-name="Text_20_body">
      <style:text-properties officeooo:rsid="00069953" officeooo:paragraph-rsid="00069953"/>
    </style:style>
    <style:style style:name="P2" style:family="paragraph" style:parent-style-name="Text_20_body">
      <style:text-properties officeooo:paragraph-rsid="00130228"/>
    </style:style>
    <style:style style:name="P3" style:family="paragraph" style:parent-style-name="Text_20_body">
      <style:text-properties officeooo:paragraph-rsid="0018fcc3"/>
    </style:style>
    <style:style style:name="P4" style:family="paragraph" style:parent-style-name="Text_20_body" style:master-page-name="">
      <style:paragraph-properties fo:line-height="100%" style:page-number="auto"/>
      <style:text-properties officeooo:rsid="002fde17" officeooo:paragraph-rsid="002fde17"/>
    </style:style>
    <style:style style:name="P5" style:family="paragraph" style:parent-style-name="Title">
      <style:text-properties officeooo:rsid="00069953" officeooo:paragraph-rsid="00321152"/>
    </style:style>
    <style:style style:name="P6" style:family="paragraph" style:parent-style-name="Text_20_body">
      <style:text-properties officeooo:rsid="003b4861" officeooo:paragraph-rsid="003b4861"/>
    </style:style>
    <style:style style:name="P7" style:family="paragraph" style:parent-style-name="Text_20_body">
      <style:text-properties officeooo:rsid="003c6823" officeooo:paragraph-rsid="003c6823"/>
    </style:style>
    <style:style style:name="P8" style:family="paragraph" style:parent-style-name="Text_20_body">
      <style:text-properties officeooo:rsid="003ca49e" officeooo:paragraph-rsid="003ca49e"/>
    </style:style>
    <style:style style:name="P9" style:family="paragraph" style:parent-style-name="Text_20_body">
      <style:text-properties officeooo:paragraph-rsid="003f3144"/>
    </style:style>
    <style:style style:name="P10" style:family="paragraph" style:parent-style-name="Text_20_body">
      <style:text-properties officeooo:paragraph-rsid="0058bf83"/>
    </style:style>
    <style:style style:name="P11" style:family="paragraph" style:parent-style-name="Text_20_body">
      <style:text-properties officeooo:paragraph-rsid="005aeef7"/>
    </style:style>
    <style:style style:name="P12" style:family="paragraph" style:parent-style-name="Text_20_body">
      <style:text-properties officeooo:paragraph-rsid="006481b3"/>
    </style:style>
    <style:style style:name="P13" style:family="paragraph" style:parent-style-name="Text_20_body">
      <style:text-properties officeooo:rsid="0066120b" officeooo:paragraph-rsid="0066120b"/>
    </style:style>
    <style:style style:name="P14" style:family="paragraph" style:parent-style-name="Text_20_body">
      <style:text-properties officeooo:rsid="006839b5" officeooo:paragraph-rsid="006839b5"/>
    </style:style>
    <style:style style:name="P15" style:family="paragraph" style:parent-style-name="Heading_20_1">
      <style:text-properties officeooo:rsid="0014db5d" officeooo:paragraph-rsid="0014db5d"/>
    </style:style>
    <style:style style:name="P16" style:family="paragraph" style:parent-style-name="Heading_20_1">
      <style:text-properties officeooo:rsid="0018fcc3" officeooo:paragraph-rsid="0018fcc3"/>
    </style:style>
    <style:style style:name="P17" style:family="paragraph" style:parent-style-name="Heading_20_1">
      <style:text-properties officeooo:rsid="003f3144" officeooo:paragraph-rsid="003f3144"/>
    </style:style>
    <style:style style:name="P18" style:family="paragraph" style:parent-style-name="Heading_20_1">
      <style:text-properties officeooo:rsid="004e9ba4" officeooo:paragraph-rsid="004e9ba4"/>
    </style:style>
    <style:style style:name="P19" style:family="paragraph" style:parent-style-name="Heading_20_1">
      <style:text-properties officeooo:rsid="00562889" officeooo:paragraph-rsid="00562889"/>
    </style:style>
    <style:style style:name="P20" style:family="paragraph" style:parent-style-name="Heading_20_1">
      <style:paragraph-properties fo:break-before="page"/>
      <style:text-properties officeooo:rsid="000a9a12" officeooo:paragraph-rsid="000a9a12"/>
    </style:style>
    <style:style style:name="P21" style:family="paragraph" style:parent-style-name="Heading_20_1">
      <style:paragraph-properties fo:break-before="page"/>
      <style:text-properties officeooo:rsid="00130228" officeooo:paragraph-rsid="00130228"/>
    </style:style>
    <style:style style:name="P22" style:family="paragraph" style:parent-style-name="Heading_20_1">
      <style:paragraph-properties fo:break-before="page"/>
      <style:text-properties officeooo:paragraph-rsid="001a0652"/>
    </style:style>
    <style:style style:name="P23" style:family="paragraph" style:parent-style-name="Subtitle">
      <style:text-properties officeooo:rsid="00713390" officeooo:paragraph-rsid="00713390"/>
    </style:style>
    <style:style style:name="P24" style:family="paragraph" style:parent-style-name="Heading_20_2">
      <style:text-properties officeooo:paragraph-rsid="00158f1c"/>
    </style:style>
    <style:style style:name="P25" style:family="paragraph" style:parent-style-name="Heading_20_2">
      <style:text-properties officeooo:rsid="0036272e" officeooo:paragraph-rsid="0036272e"/>
    </style:style>
    <style:style style:name="P26" style:family="paragraph" style:parent-style-name="Heading_20_2">
      <style:text-properties officeooo:paragraph-rsid="0037e732"/>
    </style:style>
    <style:style style:name="P27" style:family="paragraph" style:parent-style-name="Table_20_Contents">
      <style:paragraph-properties fo:text-align="end" style:justify-single-word="false"/>
      <style:text-properties officeooo:rsid="0071f629" officeooo:paragraph-rsid="0071f629"/>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end" style:justify-single-word="false"/>
      <style:text-properties officeooo:rsid="0006bfc4" officeooo:paragraph-rsid="0006bfc4"/>
    </style:style>
    <style:style style:name="P30" style:family="paragraph" style:parent-style-name="Table_20_Contents">
      <style:paragraph-properties fo:text-align="start" style:justify-single-word="false"/>
      <style:text-properties officeooo:rsid="0006bfc4" officeooo:paragraph-rsid="0006bfc4"/>
    </style:style>
    <style:style style:name="P31" style:family="paragraph" style:parent-style-name="Table_20_Contents">
      <style:paragraph-properties fo:text-align="center" style:justify-single-word="false"/>
    </style:style>
    <style:style style:name="P32" style:family="paragraph" style:parent-style-name="Header">
      <style:text-properties officeooo:rsid="0041b8b5" officeooo:paragraph-rsid="0041b8b5"/>
    </style:style>
    <style:style style:name="P33" style:family="paragraph" style:parent-style-name="Contents_20_2">
      <style:paragraph-properties>
        <style:tab-stops>
          <style:tab-stop style:position="16.011cm" style:type="right" style:leader-style="dotted" style:leader-text="."/>
        </style:tab-stops>
      </style:paragraph-properties>
    </style:style>
    <style:style style:name="P34" style:family="paragraph" style:parent-style-name="Contents_20_1">
      <style:paragraph-properties>
        <style:tab-stops>
          <style:tab-stop style:position="16.51cm" style:type="right" style:leader-style="dotted" style:leader-text="."/>
        </style:tab-stops>
      </style:paragraph-properties>
    </style:style>
    <style:style style:name="P35" style:family="paragraph" style:parent-style-name="Bibliography_20_1">
      <style:paragraph-properties>
        <style:tab-stops/>
      </style:paragraph-properties>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6272e"/>
    </style:style>
    <style:style style:name="T3" style:family="text">
      <style:text-properties officeooo:rsid="003dbb75"/>
    </style:style>
    <style:style style:name="T4" style:family="text">
      <style:text-properties officeooo:rsid="004822db"/>
    </style:style>
    <style:style style:name="T5" style:family="text">
      <style:text-properties officeooo:rsid="004cdf47"/>
    </style:style>
    <style:style style:name="T6" style:family="text">
      <style:text-properties officeooo:rsid="0051e12c"/>
    </style:style>
    <style:style style:name="T7" style:family="text">
      <style:text-properties officeooo:rsid="0052bf5c"/>
    </style:style>
    <style:style style:name="T8" style:family="text">
      <style:text-properties officeooo:rsid="00540c1d"/>
    </style:style>
    <style:style style:name="T9" style:family="text">
      <style:text-properties officeooo:rsid="0054a673"/>
    </style:style>
    <style:style style:name="T10" style:family="text">
      <style:text-properties officeooo:rsid="0058bf83"/>
    </style:style>
    <style:style style:name="T11" style:family="text">
      <style:text-properties officeooo:rsid="005aa066"/>
    </style:style>
    <style:style style:name="T12" style:family="text">
      <style:text-properties officeooo:rsid="005aeef7"/>
    </style:style>
    <style:style style:name="T13" style:family="text">
      <style:text-properties officeooo:rsid="005bebb0"/>
    </style:style>
    <style:style style:name="T14" style:family="text">
      <style:text-properties officeooo:rsid="005ceb65"/>
    </style:style>
    <style:style style:name="T15" style:family="text">
      <style:text-properties officeooo:rsid="005d5d61"/>
    </style:style>
    <style:style style:name="T16" style:family="text">
      <style:text-properties officeooo:rsid="005ec9da"/>
    </style:style>
    <style:style style:name="T17" style:family="text">
      <style:text-properties officeooo:rsid="005fc910"/>
    </style:style>
    <style:style style:name="T18" style:family="text">
      <style:text-properties officeooo:rsid="0060dd56"/>
    </style:style>
    <style:style style:name="T19" style:family="text">
      <style:text-properties officeooo:rsid="00615c34"/>
    </style:style>
    <style:style style:name="T20" style:family="text">
      <style:text-properties officeooo:rsid="00617eea"/>
    </style:style>
    <style:style style:name="T21" style:family="text">
      <style:text-properties officeooo:rsid="00628463"/>
    </style:style>
    <style:style style:name="T22" style:family="text">
      <style:text-properties officeooo:rsid="0064e0ff"/>
    </style:style>
    <style:style style:name="T23" style:family="text">
      <style:text-properties officeooo:rsid="006708f5"/>
    </style:style>
    <style:style style:name="T24" style:family="text">
      <style:text-properties officeooo:rsid="006b087c"/>
    </style:style>
    <style:style style:name="T25" style:family="text">
      <style:text-properties officeooo:rsid="00713390"/>
    </style:style>
    <style:style style:name="T26" style:family="text">
      <style:text-properties officeooo:rsid="0077891a"/>
    </style:style>
    <style:style style:name="T27" style:family="text">
      <style:text-properties officeooo:rsid="00779a70"/>
    </style:style>
    <style:style style:name="T28" style:family="text">
      <style:text-properties officeooo:rsid="001a0652"/>
    </style:style>
    <style:style style:name="T2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31" style:family="text">
      <style:text-properties fo:font-style="italic" style:font-style-asian="italic" style:font-style-complex="italic"/>
    </style:style>
    <style:style style:name="T3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5">Group Marketing Report</text:span></text:p>
      <text:p text:style-name="P23">Business 2299E</text:p>
      <table:table table:name="GroupMembers" table:style-name="GroupMembers">
        <table:table-column table:style-name="GroupMembers.A" table:number-columns-repeated="3"/>
        <table:table-row>
          <table:table-cell office:value-type="string">
            <text:p text:style-name="P30">Andrew Lampert</text:p>
          </table:table-cell>
          <table:table-cell office:value-type="string">
            <text:p text:style-name="P31">-</text:p>
          </table:table-cell>
          <table:table-cell office:value-type="string">
            <text:p text:style-name="P29">250 643 797</text:p>
          </table:table-cell>
        </table:table-row>
        <table:table-row>
          <table:table-cell office:value-type="string">
            <text:p text:style-name="P30">Cody Bartel</text:p>
          </table:table-cell>
          <table:table-cell office:value-type="string">
            <text:p text:style-name="P31">-</text:p>
          </table:table-cell>
          <table:table-cell office:value-type="string">
            <text:p text:style-name="P27">250 611 144</text:p>
          </table:table-cell>
        </table:table-row>
        <table:table-row>
          <table:table-cell office:value-type="string">
            <text:p text:style-name="P30">Jamieson Kumm</text:p>
          </table:table-cell>
          <table:table-cell office:value-type="string">
            <text:p text:style-name="P31">-</text:p>
          </table:table-cell>
          <table:table-cell office:value-type="string">
            <text:p text:style-name="P28"/>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14_301007554" text:style-name="Index_20_Link" text:visited-style-name="Index_20_Link">Executive Summary<text:tab/>2</text:a></text:p>
          <text:p text:style-name="P34"><text:a xlink:type="simple" xlink:href="#__RefHeading___Toc116_301007554" text:style-name="Index_20_Link" text:visited-style-name="Index_20_Link">Introduction<text:tab/>3</text:a></text:p>
          <text:p text:style-name="P34"><text:a xlink:type="simple" xlink:href="#__RefHeading___Toc118_301007554" text:style-name="Index_20_Link" text:visited-style-name="Index_20_Link">Analysis<text:tab/>3</text:a></text:p>
          <text:p text:style-name="P33"><text:a xlink:type="simple" xlink:href="#__RefHeading___Toc120_301007554" text:style-name="Index_20_Link" text:visited-style-name="Index_20_Link">Internal<text:tab/>3</text:a></text:p>
          <text:p text:style-name="P33"><text:a xlink:type="simple" xlink:href="#__RefHeading___Toc122_301007554" text:style-name="Index_20_Link" text:visited-style-name="Index_20_Link">External<text:tab/>4</text:a></text:p>
          <text:p text:style-name="P34"><text:a xlink:type="simple" xlink:href="#__RefHeading___Toc510_630736682" text:style-name="Index_20_Link" text:visited-style-name="Index_20_Link">Target Market Selection<text:tab/>6</text:a></text:p>
          <text:p text:style-name="P34"><text:a xlink:type="simple" xlink:href="#__RefHeading___Toc124_301007554" text:style-name="Index_20_Link" text:visited-style-name="Index_20_Link">Market Plan<text:tab/>7</text:a></text:p>
          <text:p text:style-name="P33"><text:a xlink:type="simple" xlink:href="#__RefHeading___Toc345_630736682" text:style-name="Index_20_Link" text:visited-style-name="Index_20_Link">Price<text:tab/>7</text:a></text:p>
          <text:p text:style-name="P33"><text:a xlink:type="simple" xlink:href="#__RefHeading___Toc347_630736682" text:style-name="Index_20_Link" text:visited-style-name="Index_20_Link">Product<text:tab/>8</text:a></text:p>
          <text:p text:style-name="P33"><text:a xlink:type="simple" xlink:href="#__RefHeading___Toc349_630736682" text:style-name="Index_20_Link" text:visited-style-name="Index_20_Link">Place<text:tab/>8</text:a></text:p>
          <text:p text:style-name="P33"><text:a xlink:type="simple" xlink:href="#__RefHeading___Toc351_630736682" text:style-name="Index_20_Link" text:visited-style-name="Index_20_Link">Promotion<text:tab/>9</text:a></text:p>
          <text:p text:style-name="P34"><text:a xlink:type="simple" xlink:href="#__RefHeading___Toc353_630736682" text:style-name="Index_20_Link" text:visited-style-name="Index_20_Link">Financial Analysis<text:tab/>9</text:a></text:p>
          <text:p text:style-name="P34"><text:a xlink:type="simple" xlink:href="#__RefHeading___Toc128_301007554" text:style-name="Index_20_Link" text:visited-style-name="Index_20_Link">Conclusion<text:tab/>9</text:a></text:p>
          <text:p text:style-name="P34"><text:a xlink:type="simple" xlink:href="#__RefHeading___Toc130_301007554" text:style-name="Index_20_Link" text:visited-style-name="Index_20_Link">Exhibits<text:tab/>10</text:a></text:p>
        </text:index-body>
      </text:table-of-content>
      <text:p text:style-name="P1"/>
      <text:h text:style-name="P20" text:outline-level="1"><text:bookmark-start text:name="__RefHeading___Toc114_301007554"/>Executive Summary<text:bookmark-end text:name="__RefHeading___Toc114_301007554"/></text:h>
      <text:p text:style-name="P4"><office:annotation office:name="__Annotation__835_630736682"><dc:creator>Andrew Lampert</dc:creator><dc:date>2016-02-16T03:50:52.174596981</dc:date><loext:sender-initials>AL</loext:sender-initials><text:list text:style-name=""><text:list-item><text:p text:style-name="P36"><text:span text:style-name="T32">Report – 3: 1 page exec summary.</text:span></text:p></text:list-item></text:list></office:annotation>This is the executive summary text asdasd asd asasdasd asd asasdasd asd asasdasd asd asasdasd asd asasdasd asd asasdasd asd asasdasd asd asasdasd asd asasdasd asd asasdasd asd asasdasd asd asasdasd asd asasdasd asd asasdasd asd asasdasd asd as<office:annotation-end office:name="__Annotation__835_630736682"/></text:p>
      <text:h text:style-name="P21" text:outline-level="1"><text:bookmark-start text:name="__RefHeading___Toc116_301007554"/>Introduction<text:bookmark-end text:name="__RefHeading___Toc116_301007554"/></text:h>
      <text:p text:style-name="P2">...</text:p>
      <text:h text:style-name="P15"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footnote"><text:note-citation>1</text:note-citation><text:note-body><text:p text:style-name="Footnote"><text:bookmark text:name="docs-internal-guid-7b443d1e-e977-e75a-2e23-608c83632a26"/>Brady, Sarah. "What Percent of Revenue to Spend on Marketing Budget?" <text:span text:style-name="T31">Vital Design</text:span>. Vital, 05 June 2015. Web. 10 Feb. 2016.</text:p></text:note-body></text:note>. David E. White Clothiers has spent very little on marketing, which shows that their marketing may have been limited by finances thus far. <text:span text:style-name="T3">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4">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12">The company, while securing its core customer <text:span text:style-name="T5">base</text:span> in London, has also participated in many local fundraising event<text:span text:style-name="T6">s</text:span>. Alongside this community recognition, the staff of the store are many long standing employees who have <text:span text:style-name="T7">displayed their commitment to the company by</text:span> <text:span text:style-name="T8">relocating</text:span> with the store over 100 <text:span text:style-name="T9">kilometers</text:span>.</text:p>
      <text:h text:style-name="P24" text:outline-level="2"><text:bookmark-start text:name="__RefHeading___Toc122_301007554"/>Extern<text:span text:style-name="T1">al</text:span><text:bookmark-end text:name="__RefHeading___Toc122_301007554"/></text:h>
      <text:p text:style-name="P10"><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11">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10">is</text:span> expected to continue as social media <text:span text:style-name="T11">continues</text:span> to gain presence up to an 11% growth in the market over the next 5 years.</text:p>
      <text:p text:style-name="P11">A marketing challenge that was expected was that of online shopping. With the internet being a primary resource for many, shops have migrated to partial online stores or some have even completely moved to online storefronts from physical. This change to online would be <text:soft-page-break/>relatively easy as White recognized it’s happening and had begun adopting an online store for 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2">s</text:span> online competition, in particular, from Indochino. Indochino <text:span text:style-name="T12">is</text:span> a company that <text:span text:style-name="T13">requires</text:span> customers to send in their measurements and would in turn send a tailored suit along with alteration credits if needed. The suits <text:span text:style-name="T14">are</text:span> however of a lower quality than those typically sold at White Clothiers and <text:span text:style-name="T15">has</text:span> an inconsistent fit.</text:p>
      <text:p text:style-name="Text_20_body">The final major competition <text:span text:style-name="T16">comes</text:span> from major retailers such as Moore’s which <text:span text:style-name="T17">has</text:span> a major market capture of $2.8 billion. The company advertise<text:span text:style-name="T18">s</text:span> through a wide variety of channels and offer<text:span text:style-name="T19">s</text:span> affordable suits ranging from $200 - $600. The employees <text:span text:style-name="T20">are</text:span> often employed part time instead of permanent and alterations <text:span text:style-name="T21">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text:soft-page-break/>income and tend to garner large but infrequent sales.</text:p>
      <text:p text:style-name="Text_20_body">Professionals are usually aged between 22 and 40. They are often entering into a career and have limited disposable income. They often desire the best mix available of affordable and 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2">s</text:span>. They are often accompanied by a guardian and have very little experience or brand loyalty. They are the most likely to shop online and exhibit a strong desire for the most affordable options.</text:p>
      <text:h text:style-name="P19" text:outline-level="1"><text:bookmark-start text:name="__RefHeading___Toc510_630736682"/>Target Market Selection<text:bookmark-end text:name="__RefHeading___Toc510_630736682"/></text:h>
      <text:p text:style-name="P13">Out of the three types of customers; senior level professionals, professionals, and students, the most efficent category to focus on would be the professionals.</text:p>
      <text:p text:style-name="P13">Senior level professionals know exactly what they want and tend to be willing to purchase a large amount on specific brands. This is mainly due to their tendancy to be loyal to a single suit brand. <text:span text:style-name="T23">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4"><text:soft-page-break/>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4">Professionals are the people that need suits within a short period of time. Because they are 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4">Professionals shop both online and in-store so the store expansion and website maintenance <text:span text:style-name="T26">expendatures</text:span> should imrpove the income from them. <text:span text:style-name="T27">However, a</text:span>s noted <office:annotation office:name="__Annotation__789_630736682"><dc:creator>Andrew Lampert</dc:creator><dc:date>2016-02-16T03:49:33.061569267</dc:date><loext:sender-initials>AL</loext:sender-initials><text:list text:continue-numbering="true" text:style-name=""><text:list-item><text:p text:style-name="P36"><text:span text:style-name="T32">Update cross reference to specific section in Financial Analysis where this is mentioned</text:span></text:p></text:list-item></text:list></office:annotation><text:bookmark-ref text:reference-format="direction" text:ref-name="__RefHeading___Toc353_630736682">below</text:bookmark-ref> in <text:bookmark-ref text:reference-format="text" text:ref-name="__RefHeading___Toc353_630736682">Financial Analysis</text:bookmark-ref> (page <text:bookmark-ref text:reference-format="page" text:ref-name="__RefHeading___Toc353_630736682">9</text:bookmark-ref>)<office:annotation-end office:name="__Annotation__789_630736682"/>, <text:span text:style-name="T24"><office:annotation office:name="__Annotation__770_630736682"><dc:creator>Andrew Lampert</dc:creator><dc:date>2016-02-16T03:49:06.503444811</dc:date><loext:sender-initials>AL</loext:sender-initials><text:list text:continue-numbering="true" text:style-name=""><text:list-item><text:p text:style-name="P36"><text:span text:style-name="T32">Make sure to add the comment in Financial Analysis</text:span></text:p></text:list-item></text:list></office:annotation></text:span><text:span text:style-name="T24">the store expansion is a very high risk</text:span><office:annotation-end office:name="__Annotation__770_630736682"/><text:span text:style-name="T24">. The third option of bringing the store to the customer would also work as they are the most-frequent purchasing group out of the three.</text:span></text:p>
      <text:h text:style-name="P18" text:outline-level="1"><text:bookmark-start text:name="__RefHeading___Toc124_301007554"/>Market Plan<text:bookmark-end text:name="__RefHeading___Toc124_301007554"/></text:h>
      <text:h text:style-name="P26" text:outline-level="2"><text:bookmark-start text:name="__RefHeading___Toc345_630736682"/><text:span text:style-name="T2">Price</text:span><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text:soft-page-break/>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personalized website, though the cost for this would be negligible if it were to be hosted on the company's pre-existing server. <text:s/>The product pricing would be roughly the same as in store with an added charge for delivery.</text:p>
      <text:h text:style-name="P25" text:outline-level="2"><text:bookmark-start text:name="__RefHeading___Toc347_630736682"/>Product<text:bookmark-end text:name="__RefHeading___Toc347_630736682"/></text:h>
      <text:p text:style-name="P6">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25" text:outline-level="2"><text:bookmark-start text:name="__RefHeading___Toc349_630736682"/>Place<text:bookmark-end text:name="__RefHeading___Toc349_630736682"/></text:h>
      <text:p text:style-name="P7">The main appeal of this marketing plan is the convenience of its location. <text:s/>Instead of <text:soft-page-break/>shopping around at several locations to try and find the right style, fit, and price, the customer can sit down one-on-one with an expert on fine menswear in the comfort of their own home.</text:p>
      <text:h text:style-name="P25" text:outline-level="2"><text:bookmark-start text:name="__RefHeading___Toc351_630736682"/>Promotion<text:bookmark-end text:name="__RefHeading___Toc351_630736682"/></text:h>
      <text:p text:style-name="P8">As with most in-home salesmen, the most effective promotional plan for this marketing strategy is word of mouth. <text:s/>It will be up to each salesman to promote their own business 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17" text:outline-level="1"><text:bookmark-start text:name="__RefHeading___Toc353_630736682"/>Financial Analysis<text:bookmark-end text:name="__RefHeading___Toc353_630736682"/></text:h>
      <text:p text:style-name="P9"/>
      <text:h text:style-name="P16" text:outline-level="1"><text:bookmark-start text:name="__RefHeading___Toc128_301007554"/>Conclusion<text:bookmark-end text:name="__RefHeading___Toc128_301007554"/></text:h>
      <text:p text:style-name="P3">...</text:p>
      <text:h text:style-name="P22" text:outline-level="1"><text:bookmark-start text:name="__RefHeading___Toc130_301007554"/><text:span text:style-name="T28">Exhibits</text:span><text:bookmark-end text:name="__RefHeading___Toc130_30100755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21cm" loext:contextual-spacing="true" style:shadow="none" fo:keep-with-next="always"/>
      <style:text-properties style:font-name="Droid Sans Armenian" fo:font-family="'Droid Sans Armenian'" style:font-style-name="Regular"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353cm" fo:margin-bottom="0.212cm" loext:contextual-spacing="false" style:page-number="auto">
        <style:tab-stops/>
      </style:paragraph-properties>
      <style:text-properties fo:color="#999999"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4:46:05.347026050</dc:date>
    <dc:creator>Andrew Lampert</dc:creator>
    <meta:editing-duration>PT3H43M53S</meta:editing-duration>
    <meta:editing-cycles>101</meta:editing-cycles>
    <meta:document-statistic meta:table-count="1" meta:image-count="0" meta:object-count="0" meta:page-count="10" meta:paragraph-count="69" meta:word-count="1877" meta:character-count="11246" meta:non-whitespace-character-count="9420"/>
  </office:meta>
</office:document-meta>
</file>